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300000003DC0F6EAEBA99B57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06cm">
              <draw:image xlink:href="Pictures/100000010000000300000003DC0F6EAEBA99B575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30T12:14:59.413000000</dc:date>
    <meta:editing-duration>P2DT3H56M28S</meta:editing-duration>
    <meta:editing-cycles>178</meta:editing-cycles>
    <meta:generator>LibreOffice/7.4.5.1$Windows_X86_64 LibreOffice_project/9c0871452b3918c1019dde9bfac75448afc4b57f</meta:generator>
    <meta:document-statistic meta:table-count="1" meta:cell-count="147" meta:object-count="1"/>
  </office:meta>
</office:document-meta>
</file>